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Arial Black" svg:font-family="'Arial Black'" style:font-pitch="variable"/>
    <style:font-face style:name="Atavyros" svg:font-family="Atavyros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" fo:padding="0.0382in" fo:border="none"/>
    </style:style>
    <style:style style:name="Table1.B2" style:family="table-cell">
      <style:table-cell-properties fo:padding="0.0382in" fo:border-left="0.05pt solid #000000" fo:border-right="none" fo:border-top="none" fo:border-bottom="none"/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" fo:padding="0.0382in" fo:border="none"/>
    </style:style>
    <style:style style:name="Table1.B3" style:family="table-cell">
      <style:table-cell-properties fo:padding="0.0382in" fo:border-left="0.05pt solid #000000" fo:border-right="none" fo:border-top="none" fo:border-bottom="none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" fo:padding="0.0382in" fo:border="none"/>
    </style:style>
    <style:style style:name="Table1.B4" style:family="table-cell">
      <style:table-cell-properties fo:padding="0.0382in" fo:border-left="0.05pt solid #000000" fo:border-right="none" fo:border-top="none" fo:border-bottom="none"/>
    </style:style>
    <style:style style:name="Table1.A5" style:family="table-cell">
      <style:table-cell-properties style:vertical-align="" fo:padding="0.0382in" fo:border="none"/>
    </style:style>
    <style:style style:name="Table1.B5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middle" fo:padding="0.0382in" fo:border="none"/>
    </style:style>
    <style:style style:name="Table1.B6" style:family="table-cell">
      <style:table-cell-properties fo:padding="0.0382in" fo:border="none"/>
    </style:style>
    <style:style style:name="Table1.A7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7" style:family="table-cell">
      <style:table-cell-properties fo:padding="0.0382in" fo:border-left="0.05pt solid #000000" fo:border-right="none" fo:border-top="none" fo:border-bottom="none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" fo:padding="0.0382in" fo:border="none"/>
    </style:style>
    <style:style style:name="Table1.B8" style:family="table-cell">
      <style:table-cell-properties fo:padding="0.0382in" fo:border-left="0.05pt solid #000000" fo:border-right="none" fo:border-top="none" fo:border-bottom="none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" fo:padding="0.0382in" fo:border="none"/>
    </style:style>
    <style:style style:name="Table1.B9" style:family="table-cell">
      <style:table-cell-properties fo:padding="0.0382in" fo:border-left="0.05pt solid #000000" fo:border-right="none" fo:border-top="none" fo:border-bottom="none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" fo:padding="0.0382in" fo:border="none"/>
    </style:style>
    <style:style style:name="Table1.B10" style:family="table-cell">
      <style:table-cell-properties fo:padding="0.0382in" fo:border-left="0.05pt solid #000000" fo:border-right="none" fo:border-top="none" fo:border-bottom="none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" fo:padding="0.0382in" fo:border="none"/>
    </style:style>
    <style:style style:name="Table1.B11" style:family="table-cell">
      <style:table-cell-properties fo:padding="0.0382in" fo:border-left="0.05pt solid #000000" fo:border-right="none" fo:border-top="none" fo:border-bottom="none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" fo:padding="0.0382in" fo:border="none"/>
    </style:style>
    <style:style style:name="Table1.B12" style:family="table-cell">
      <style:table-cell-properties fo:padding="0.0382in" fo:border-left="0.05pt solid #000000" fo:border-right="none" fo:border-top="none" fo:border-bottom="none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" fo:padding="0.0382in" fo:border="none"/>
    </style:style>
    <style:style style:name="Table1.B13" style:family="table-cell">
      <style:table-cell-properties fo:padding="0.0382in" fo:border-left="0.05pt solid #000000" fo:border-right="none" fo:border-top="none" fo:border-bottom="none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middle" fo:padding="0.0382in" fo:border="none"/>
    </style:style>
    <style:style style:name="Table1.B14" style:family="table-cell">
      <style:table-cell-properties fo:padding="0.0382in" fo:border="none"/>
    </style:style>
    <style:style style:name="Table1.B15" style:family="table-cell">
      <style:table-cell-properties fo:padding="0.0382in" fo:border-left="0.05pt solid #000000" fo:border-right="none" fo:border-top="none" fo:border-bottom="none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" fo:padding="0.0382in" fo:border="none"/>
    </style:style>
    <style:style style:name="Table1.B16" style:family="table-cell">
      <style:table-cell-properties fo:padding="0.0382in" fo:border-left="0.05pt solid #000000" fo:border-right="none" fo:border-top="none" fo:border-bottom="none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" fo:padding="0.0382in" fo:border="none"/>
    </style:style>
    <style:style style:name="Table1.B17" style:family="table-cell">
      <style:table-cell-properties fo:padding="0.0382in" fo:border-left="0.05pt solid #000000" fo:border-right="none" fo:border-top="none" fo:border-bottom="none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" fo:padding="0.0382in" fo:border="none"/>
    </style:style>
    <style:style style:name="Table1.B18" style:family="table-cell">
      <style:table-cell-properties fo:padding="0.0382in" fo:border-left="0.05pt solid #000000" fo:border-right="none" fo:border-top="none" fo:border-bottom="none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" fo:padding="0.0382in" fo:border="none"/>
    </style:style>
    <style:style style:name="Table1.B19" style:family="table-cell">
      <style:table-cell-properties fo:padding="0.0382in" fo:border-left="0.05pt solid #000000" fo:border-right="none" fo:border-top="none" fo:border-bottom="none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" fo:padding="0.0382in" fo:border="none"/>
    </style:style>
    <style:style style:name="Table1.B20" style:family="table-cell">
      <style:table-cell-properties fo:padding="0.0382in" fo:border-left="0.05pt solid #000000" fo:border-right="none" fo:border-top="none" fo:border-bottom="none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" fo:padding="0.0382in" fo:border="none"/>
    </style:style>
    <style:style style:name="Table1.B21" style:family="table-cell">
      <style:table-cell-properties fo:padding="0.0382in" fo:border-left="0.05pt solid #000000" fo:border-right="none" fo:border-top="none" fo:border-bottom="none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" fo:padding="0.0382in" fo:border="none"/>
    </style:style>
    <style:style style:name="Table1.B22" style:family="table-cell">
      <style:table-cell-properties fo:padding="0.0382in" fo:border-left="0.05pt solid #000000" fo:border-right="none" fo:border-top="none" fo:border-bottom="none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" fo:padding="0.0382in" fo:border="none"/>
    </style:style>
    <style:style style:name="Table1.B23" style:family="table-cell">
      <style:table-cell-properties fo:padding="0.0382in" fo:border-left="0.05pt solid #000000" fo:border-right="none" fo:border-top="none" fo:border-bottom="none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" fo:padding="0.0382in" fo:border="none"/>
    </style:style>
    <style:style style:name="Table1.B24" style:family="table-cell">
      <style:table-cell-properties fo:padding="0.0382in" fo:border-left="0.05pt solid #000000" fo:border-right="none" fo:border-top="none" fo:border-bottom="none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" fo:padding="0.0382in" fo:border="none"/>
    </style:style>
    <style:style style:name="Table1.B25" style:family="table-cell">
      <style:table-cell-properties fo:padding="0.0382in" fo:border-left="0.05pt solid #000000" fo:border-right="none" fo:border-top="none" fo:border-bottom="none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" fo:padding="0.0382in" fo:border="none"/>
    </style:style>
    <style:style style:name="Table1.B26" style:family="table-cell">
      <style:table-cell-properties fo:padding="0.0382in" fo:border="none"/>
    </style:style>
    <style:style style:name="Table1.A27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.B27" style:family="table-cell">
      <style:table-cell-properties fo:padding="0.0382in" fo:border="none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" fo:padding="0.0382in" fo:border-left="none" fo:border-right="0.05pt solid #000000" fo:border-top="none" fo:border-bottom="none"/>
    </style:style>
    <style:style style:name="Table1.B28" style:family="table-cell">
      <style:table-cell-properties fo:padding="0.0382in" fo:border="none"/>
    </style:style>
    <style:style style:name="Table1.29" style:family="table-row">
      <style:table-row-properties fo:keep-together="always"/>
    </style:style>
    <style:style style:name="Table1.A29" style:family="table-cell">
      <style:table-cell-properties style:vertical-align="" fo:padding="0.0382in" fo:border-left="none" fo:border-right="0.05pt solid #000000" fo:border-top="none" fo:border-bottom="none"/>
    </style:style>
    <style:style style:name="Table1.B29" style:family="table-cell">
      <style:table-cell-properties fo:padding="0.0382in" fo:border="none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middle" fo:padding="0.0382in" fo:border="none"/>
    </style:style>
    <style:style style:name="Table1.B30" style:family="table-cell">
      <style:table-cell-properties fo:padding="0.0382in" fo:border="none"/>
    </style:style>
    <style:style style:name="Table1.A3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31" style:family="table-cell">
      <style:table-cell-properties fo:padding="0.0382in" fo:border-left="0.05pt solid #000000" fo:border-right="none" fo:border-top="none" fo:border-bottom="none"/>
    </style:style>
    <style:style style:name="Table1.32" style:family="table-row">
      <style:table-row-properties fo:keep-together="always"/>
    </style:style>
    <style:style style:name="Table1.A32" style:family="table-cell">
      <style:table-cell-properties style:vertical-align="middle" fo:padding="0.0382in" fo:border="none"/>
    </style:style>
    <style:style style:name="Table1.B32" style:family="table-cell">
      <style:table-cell-properties fo:padding="0.0382in" fo:border="none"/>
    </style:style>
    <style:style style:name="Table1.B33" style:family="table-cell">
      <style:table-cell-properties fo:padding="0.0382in" fo:border-left="0.05pt solid #000000" fo:border-right="none" fo:border-top="none" fo:border-bottom="none"/>
    </style:style>
    <style:style style:name="Table1.34" style:family="table-row">
      <style:table-row-properties fo:keep-together="always"/>
    </style:style>
    <style:style style:name="Table1.A34" style:family="table-cell">
      <style:table-cell-properties style:vertical-align="" fo:padding="0.0382in" fo:border="none"/>
    </style:style>
    <style:style style:name="Table1.B34" style:family="table-cell">
      <style:table-cell-properties fo:padding="0.0382in" fo:border-left="0.05pt solid #000000" fo:border-right="none" fo:border-top="none" fo:border-bottom="none"/>
    </style:style>
    <style:style style:name="Table1.35" style:family="table-row">
      <style:table-row-properties fo:keep-together="always"/>
    </style:style>
    <style:style style:name="Table1.A35" style:family="table-cell">
      <style:table-cell-properties style:vertical-align="" fo:padding="0.0382in" fo:border="none"/>
    </style:style>
    <style:style style:name="Table1.B35" style:family="table-cell">
      <style:table-cell-properties fo:padding="0.0382in" fo:border-left="0.05pt solid #000000" fo:border-right="none" fo:border-top="none" fo:border-bottom="none"/>
    </style:style>
    <style:style style:name="Table1.36" style:family="table-row">
      <style:table-row-properties fo:keep-together="always"/>
    </style:style>
    <style:style style:name="Table1.A36" style:family="table-cell">
      <style:table-cell-properties style:vertical-align="" fo:padding="0.0382in" fo:border="none"/>
    </style:style>
    <style:style style:name="Table1.B36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Arial Black" fo:font-size="12pt" style:font-size-asian="10.5pt" style:font-size-complex="12pt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Times New Roman" fo:font-size="10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Alfios"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274ce8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Alfios" fo:font-size="11pt" style:font-name-asian="BAAAAA+TimesNewRomanPS-ItalicMT" style:font-size-asian="11pt" style:font-name-complex="BAAAAA+TimesNewRomanPS-ItalicM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10d92c" style:font-name-asian="BAAAAA+TimesNewRomanPS-ItalicMT" style:font-size-asian="11pt" style:font-name-complex="BAAAAA+TimesNewRomanPS-ItalicM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0eacfd" style:font-name-asian="BAAAAA+TimesNewRomanPS-ItalicMT" style:font-size-asian="11pt" style:font-name-complex="BAAAAA+TimesNewRomanPS-ItalicM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179d8f" style:font-name-asian="BAAAAA+TimesNewRomanPS-ItalicMT" style:font-size-asian="11pt" style:font-name-complex="BAAAAA+TimesNewRomanPS-ItalicM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1b373d" style:font-name-asian="BAAAAA+TimesNewRomanPS-ItalicMT" style:font-size-asian="11pt" style:font-name-complex="BAAAAA+TimesNewRomanPS-ItalicM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302551" style:font-name-asian="BAAAAA+TimesNewRomanPS-ItalicMT" style:font-size-asian="11pt" style:font-name-complex="BAAAAA+TimesNewRomanPS-ItalicM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Alfios" fo:font-size="11pt" officeooo:rsid="0010d92c" officeooo:paragraph-rsid="0010d92c" style:font-name-asian="BAAAAA+TimesNewRomanPS-ItalicMT" style:font-size-asian="11pt" style:font-name-complex="BAAAAA+TimesNewRomanPS-ItalicM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Alfios" fo:font-size="11pt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Alfios"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Alfios" fo:font-size="9pt" fo:font-style="italic" style:font-size-asian="9pt" style:font-style-asian="italic" style:font-size-complex="9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lfios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Alfios" fo:font-size="10pt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lfios" fo:font-size="12pt" style:font-size-asian="10.5pt" style:font-size-complex="12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Candara" fo:font-size="10pt" fo:font-style="italic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text-align="end" style:justify-single-word="false"/>
      <style:text-properties fo:color="#000000" style:font-name="Candara" fo:font-size="10pt" fo:font-style="italic" fo:font-weight="bold" style:font-name-asian="BAAAAA+TimesNewRomanPS-ItalicMT" style:font-size-asian="10.5pt" style:font-style-asian="italic" style:font-weight-asian="bold" style:font-name-complex="BAAAAA+TimesNewRomanPS-ItalicMT" style:font-size-complex="12pt" style:font-style-complex="italic" style:font-weight-complex="bold"/>
    </style:style>
    <style:style style:name="P2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000000" style:font-name="Candar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5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26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style:font-name="Alfios" fo:font-size="11pt" style:font-size-asian="11pt" style:font-size-complex="11pt"/>
    </style:style>
    <style:style style:name="P29" style:family="paragraph" style:parent-style-name="Table_20_Contents">
      <style:paragraph-properties fo:text-align="end" style:justify-single-word="false"/>
      <style:text-properties style:font-name="Candara" fo:font-size="8pt" fo:font-style="italic" style:font-size-asian="10.5pt" style:font-style-asian="italic" style:font-size-complex="12pt" style:font-style-complex="italic"/>
    </style:style>
    <style:style style:name="P30" style:family="paragraph" style:parent-style-name="Table_20_Contents">
      <style:paragraph-properties fo:text-align="end" style:justify-single-word="false"/>
      <style:text-properties style:font-name="Candara" fo:font-size="10pt" fo:font-style="italic" style:font-size-asian="10.5pt" style:font-style-asian="italic" style:font-size-complex="12pt" style:font-style-complex="italic"/>
    </style:style>
    <style:style style:name="P31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32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33" style:family="paragraph" style:parent-style-name="Standard">
      <style:paragraph-properties fo:text-align="start" style:justify-single-word="false"/>
      <style:text-properties fo:color="#000000" style:font-name="Alfios" fo:font-size="11pt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fo:color="#000000" style:font-name="Alfios" fo:font-size="9pt" fo:font-style="italic" style:font-size-asian="9pt" style:font-style-asian="italic" style:font-size-complex="9pt" style:font-style-complex="italic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2pt" style:font-style-asian="italic" style:font-size-complex="12pt" style:font-style-complex="italic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lfios" fo:font-size="11pt" officeooo:rsid="002fa1d0" officeooo:paragraph-rsid="002fa1d0" style:font-name-asian="BAAAAA+TimesNewRomanPS-ItalicMT" style:font-size-asian="11pt" style:font-name-complex="BAAAAA+TimesNewRomanPS-ItalicMT" style:font-size-complex="11pt"/>
    </style:style>
    <style:style style:name="P37" style:family="paragraph" style:parent-style-name="Standard">
      <style:paragraph-properties fo:text-align="start" style:justify-single-word="false"/>
      <style:text-properties fo:color="#000000" style:font-name="Alfios" fo:font-size="11pt" officeooo:rsid="002975ea" officeooo:paragraph-rsid="002975ea" style:font-size-asian="11pt" style:font-size-complex="11pt"/>
    </style:style>
    <style:style style:name="P38" style:family="paragraph" style:parent-style-name="Standard">
      <style:paragraph-properties fo:text-align="center" style:justify-single-word="false"/>
      <style:text-properties fo:color="#000000" style:font-name="Atavyros" fo:font-size="30pt" fo:font-style="normal" fo:font-weight="normal" style:font-name-asian="BAAAAA+TimesNewRomanPS-ItalicMT" style:font-size-asian="19.25pt" style:font-style-asian="normal" style:font-weight-asian="normal" style:font-name-complex="BAAAAA+TimesNewRomanPS-ItalicMT" style:font-size-complex="22pt" style:font-style-complex="normal" style:font-weight-complex="normal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color="#000000" style:font-name-asian="BAAAAA+TimesNewRomanPS-ItalicMT" style:font-name-complex="BAAAAA+TimesNewRomanPS-ItalicMT"/>
    </style:style>
    <style:style style:name="T3" style:family="text">
      <style:text-properties fo:color="#000000" style:font-name="Alfios" fo:font-size="11pt" style:font-size-asian="11pt" style:font-size-complex="11pt"/>
    </style:style>
    <style:style style:name="T4" style:family="text">
      <style:text-properties fo:color="#000000" style:font-name="Candara" fo:font-size="8pt" fo:font-style="italic" style:font-name-asian="BAAAAA+TimesNewRomanPS-ItalicMT" style:font-style-asian="italic" style:font-name-complex="BAAAAA+TimesNewRomanPS-ItalicMT" style:font-style-complex="italic"/>
    </style:style>
    <style:style style:name="T5" style:family="text">
      <style:text-properties style:text-underline-style="none"/>
    </style:style>
    <style:style style:name="T6" style:family="text">
      <style:text-properties officeooo:rsid="000eacfd"/>
    </style:style>
    <style:style style:name="T7" style:family="text">
      <style:text-properties officeooo:rsid="0010d92c"/>
    </style:style>
    <style:style style:name="T8" style:family="text">
      <style:text-properties officeooo:rsid="0013f729"/>
    </style:style>
    <style:style style:name="T9" style:family="text">
      <style:text-properties style:font-name="Alfios" fo:font-size="11pt" style:font-size-asian="11pt" style:font-size-complex="11pt"/>
    </style:style>
    <style:style style:name="T10" style:family="text">
      <style:text-properties officeooo:rsid="001684cd"/>
    </style:style>
    <style:style style:name="T11" style:family="text">
      <style:text-properties officeooo:rsid="00170bef"/>
    </style:style>
    <style:style style:name="T12" style:family="text">
      <style:text-properties officeooo:rsid="00179d8f"/>
    </style:style>
    <style:style style:name="T13" style:family="text">
      <style:text-properties officeooo:rsid="001b373d"/>
    </style:style>
    <style:style style:name="T14" style:family="text">
      <style:text-properties officeooo:rsid="001ba5ac"/>
    </style:style>
    <style:style style:name="T15" style:family="text">
      <style:text-properties officeooo:rsid="001bfb06"/>
    </style:style>
    <style:style style:name="T16" style:family="text">
      <style:text-properties officeooo:rsid="001c3ce0"/>
    </style:style>
    <style:style style:name="T17" style:family="text">
      <style:text-properties officeooo:rsid="001e3f56"/>
    </style:style>
    <style:style style:name="T18" style:family="text">
      <style:text-properties officeooo:rsid="001f7b17"/>
    </style:style>
    <style:style style:name="T19" style:family="text">
      <style:text-properties officeooo:rsid="00212911"/>
    </style:style>
    <style:style style:name="T20" style:family="text">
      <style:text-properties officeooo:rsid="00221d50"/>
    </style:style>
    <style:style style:name="T21" style:family="text">
      <style:text-properties officeooo:rsid="00223aeb"/>
    </style:style>
    <style:style style:name="T22" style:family="text">
      <style:text-properties officeooo:rsid="0023da95"/>
    </style:style>
    <style:style style:name="T23" style:family="text">
      <style:text-properties officeooo:rsid="0024af32"/>
    </style:style>
    <style:style style:name="T24" style:family="text">
      <style:text-properties officeooo:rsid="0025cd70"/>
    </style:style>
    <style:style style:name="T25" style:family="text">
      <style:text-properties officeooo:rsid="00261fc2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0cfcde" style:font-style-asian="normal" style:font-style-complex="normal"/>
    </style:style>
    <style:style style:name="T28" style:family="text">
      <style:text-properties fo:font-style="normal" officeooo:rsid="001bf3e7" style:font-style-asian="normal" style:font-style-complex="normal"/>
    </style:style>
    <style:style style:name="T29" style:family="text">
      <style:text-properties officeooo:rsid="0029bde7"/>
    </style:style>
    <style:style style:name="T30" style:family="text">
      <style:text-properties officeooo:rsid="002c50dc"/>
    </style:style>
    <style:style style:name="T31" style:family="text">
      <style:text-properties officeooo:rsid="002cd690"/>
    </style:style>
    <style:style style:name="T32" style:family="text">
      <style:text-properties officeooo:rsid="002dfc72"/>
    </style:style>
    <style:style style:name="T33" style:family="text">
      <style:text-properties officeooo:rsid="002fa1d0"/>
    </style:style>
    <style:style style:name="T34" style:family="text">
      <style:text-properties officeooo:rsid="00302551"/>
    </style:style>
    <style:style style:name="T35" style:family="text">
      <style:text-properties officeooo:rsid="00304ccc"/>
    </style:style>
    <style:style style:name="T36" style:family="text">
      <style:text-properties officeooo:rsid="0030c68b"/>
    </style:style>
    <style:style style:name="T37" style:family="text">
      <style:text-properties officeooo:rsid="00312de8"/>
    </style:style>
    <style:style style:name="T38" style:family="text">
      <style:text-properties officeooo:rsid="0034242c"/>
    </style:style>
    <style:style style:name="T39" style:family="text">
      <style:text-properties officeooo:rsid="00352223"/>
    </style:style>
    <style:style style:name="T40" style:family="text">
      <style:text-properties officeooo:rsid="00365a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Alexei Znamensky</text:p>
      <text:p text:style-name="P35"><text:span text:style-name="T2">Curriculum Vit</text:span><text:span text:style-name="T2">æ</text:span></text:p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ontato</text:p>
          </table:table-cell>
          <table:table-cell table:style-name="Table1.B35" office:value-type="string">
            <text:p text:style-name="P5"/>
          </table:table-cell>
        </table:table-row>
        <table:table-row table:style-name="Table1.2">
          <table:table-cell table:style-name="Table1.A5" office:value-type="string">
            <text:p text:style-name="P20">Residência</text:p>
          </table:table-cell>
          <table:table-cell table:style-name="Table1.B35" office:value-type="string">
            <text:p text:style-name="P7">Rua Campos Salles, 2535, casa 82 – V. Faustina II</text:p>
            <text:p text:style-name="P7">13272-350 Valinhos-SP</text:p>
          </table:table-cell>
        </table:table-row>
        <table:table-row table:style-name="Table1.3">
          <table:table-cell table:style-name="Table1.A5" office:value-type="string">
            <text:p text:style-name="P20">Telefone Celular</text:p>
          </table:table-cell>
          <table:table-cell table:style-name="Table1.B35" office:value-type="string">
            <text:p text:style-name="P5">+55 11 989 787 374</text:p>
          </table:table-cell>
        </table:table-row>
        <table:table-row table:style-name="Table1.4">
          <table:table-cell table:style-name="Table1.A5" office:value-type="string">
            <text:p text:style-name="P20">E-mail</text:p>
          </table:table-cell>
          <table:table-cell table:style-name="Table1.B35" office:value-type="string">
            <text:p text:style-name="P2"><text:a xlink:type="simple" xlink:href="mailto:russoz@gmail.com"><text:span text:style-name="T9">russoz@gmail.com</text:span></text:a></text:p>
          </table:table-cell>
        </table:table-row>
        <table:table-row table:style-name="Table1.1">
          <table:table-cell table:style-name="Table1.A5" office:value-type="string">
            <text:p text:style-name="P20">LinkedIn</text:p>
          </table:table-cell>
          <table:table-cell table:style-name="Table1.B5" office:value-type="string">
            <text:p text:style-name="P2"><text:a xlink:type="simple" xlink:href="http://goo.gl/PKELl"><text:span text:style-name="T9">http://goo.gl/PKELl</text:span></text:a></text:p>
          </table:table-cell>
        </table:table-row>
        <table:table-row table:style-name="Table1.6">
          <table:table-cell table:style-name="Table1.A32" office:value-type="string">
            <text:p text:style-name="P1"/>
          </table:table-cell>
          <table:table-cell table:style-name="Table1.B32" office:value-type="string">
            <text:p text:style-name="P28"/>
          </table:table-cell>
        </table:table-row>
        <table:table-row table:style-name="Table1.1">
          <table:table-cell table:style-name="Table1.A7" office:value-type="string">
            <text:p text:style-name="P3">Competências</text:p>
          </table:table-cell>
          <table:table-cell table:style-name="Table1.B35" office:value-type="string">
            <text:p text:style-name="P5"/>
          </table:table-cell>
        </table:table-row>
        <table:table-row table:style-name="Table1.8">
          <table:table-cell table:style-name="Table1.A9" office:value-type="string">
            <text:p text:style-name="P20">Gestão de Equipe</text:p>
          </table:table-cell>
          <table:table-cell table:style-name="Table1.B35" office:value-type="string">
            <text:p text:style-name="P5">Espírito de liderança e trabalho em equipe</text:p>
            <text:p text:style-name="P5"><text:span text:style-name="T8">8</text:span>+ anos de experiência em <text:span text:style-name="T8">posições de liderança</text:span></text:p>
            <text:p text:style-name="P5">Gestão de Conflitos</text:p>
            <text:p text:style-name="P5">Motivação de Equipe</text:p>
          </table:table-cell>
        </table:table-row>
        <table:table-row table:style-name="Table1.9">
          <table:table-cell table:style-name="Table1.A9" office:value-type="string">
            <text:p text:style-name="P20">Gestão de Processos</text:p>
          </table:table-cell>
          <table:table-cell table:style-name="Table1.B35" office:value-type="string">
            <text:p text:style-name="P5">Levantamento de Processos de Negócio para Automatização</text:p>
            <text:p text:style-name="P5">Implementação de soluções BPM</text:p>
            <text:p text:style-name="P5">Implantação de soluções BPM utilizando suíte IBM BPM</text:p>
          </table:table-cell>
        </table:table-row>
        <table:table-row table:style-name="Table1.10">
          <table:table-cell table:style-name="Table1.A13" office:value-type="string">
            <text:p text:style-name="P20">Administração de Sistemas</text:p>
          </table:table-cell>
          <table:table-cell table:style-name="Table1.B35" office:value-type="string">
            <text:p text:style-name="P5">Instalação, configuração e administração de <text:span text:style-name="T8">produtos IBM, incluindo </text:span>Business Process Manager v7.5.x, WebSphere Application Server v5.x, v6.x &amp; v7, WebSphere Portal Server v6.0 e v6.1, DB2 Enterprise Server v8 e v9.x em Unix/Linux</text:p>
            <text:p text:style-name="P5">Experiência em levantamento e ajuste de desempenho</text:p>
            <text:p text:style-name="P5">Experiência em administração Unix/Linux desde 1995</text:p>
          </table:table-cell>
        </table:table-row>
        <table:table-row table:style-name="Table1.11">
          <table:table-cell table:style-name="Table1.A13" office:value-type="string">
            <text:p text:style-name="P20">Desenvolvimento</text:p>
          </table:table-cell>
          <table:table-cell table:style-name="Table1.B35" office:value-type="string">
            <text:p text:style-name="P33">Sólida base em Orientação a Objetos</text:p>
            <text:p text:style-name="P5">Experiência com a plataforma Java 2 desde 1999</text:p>
            <text:p text:style-name="P5">Plataforma J2EE <text:span text:style-name="T22">desde 200</text:span><text:span text:style-name="T23">0</text:span></text:p>
            <text:p text:style-name="P5"><text:span text:style-name="T24">Boas Práticas, </text:span>Componentes, Design-Patterns</text:p>
            <text:p text:style-name="P5">Experiência em ferramentas de SCM: <text:span text:style-name="T8">git, cvs</text:span>, Rational</text:p>
            <text:p text:style-name="P5">ClearCase &amp; Rational ClearQuest</text:p>
            <text:p text:style-name="P5">Experiência em ferramenta MDA</text:p>
          </table:table-cell>
        </table:table-row>
        <table:table-row table:style-name="Table1.12">
          <table:table-cell table:style-name="Table1.A13" office:value-type="string">
            <text:p text:style-name="P20">Treinamento</text:p>
          </table:table-cell>
          <table:table-cell table:style-name="Table1.B35" office:value-type="string">
            <text:p text:style-name="P5">Experiência <text:span text:style-name="T25">em ministrar treinamentos técnicos </text:span>desde 1998</text:p>
            <text:p text:style-name="P6">Principais cursos ministrados: <text:span text:style-name="T27">IBM WAS </text:span><text:span text:style-name="T26">v4/v5/v6, Java, Linux, </text:span><text:span text:style-name="T28">Unix</text:span></text:p>
            <text:p text:style-name="P5">Elaboração de material de treinamento</text:p>
          </table:table-cell>
        </table:table-row>
        <table:table-row table:style-name="Table1.13">
          <table:table-cell table:style-name="Table1.A13" office:value-type="string">
            <text:p text:style-name="P20">Idiomas</text:p>
          </table:table-cell>
          <table:table-cell table:style-name="Table1.B35" office:value-type="string">
            <text:p text:style-name="P37">Português: Fluente (nativo)</text:p>
            <text:p text:style-name="P33">Inglês: Fluente (leitura, escrita, conversação)</text:p>
            <text:p text:style-name="P5">Espanhol: <text:span text:style-name="T29">Intermediário</text:span> (leitura, <text:span text:style-name="T6">escrita, conversação</text:span>)</text:p>
            <text:p text:style-name="P5">Alemão: Iniciante (leitura, conversação)</text:p>
            <text:p text:style-name="P5">Francês: Iniciante (leitura)</text:p>
          </table:table-cell>
        </table:table-row>
        <table:table-row table:style-name="Table1.14">
          <table:table-cell table:style-name="Table1.A14" office:value-type="string">
            <text:p text:style-name="P20"/>
          </table:table-cell>
          <table:table-cell table:style-name="Table1.B14" office:value-type="string">
            <text:p text:style-name="P33"/>
            <text:p text:style-name="P33"/>
          </table:table-cell>
        </table:table-row>
        <text:soft-page-break/>
        <table:table-row table:style-name="Table1.1">
          <table:table-cell table:style-name="Table1.A7" office:value-type="string">
            <text:p text:style-name="P3">Experiência Profissional</text:p>
          </table:table-cell>
          <table:table-cell table:style-name="Table1.B35" office:value-type="string">
            <text:p text:style-name="P5"/>
          </table:table-cell>
        </table:table-row>
        <table:table-row table:style-name="Table1.16">
          <table:table-cell table:style-name="Table1.A26" office:value-type="string">
            <text:p text:style-name="P21"><text:span text:style-name="T14">M</text:span>ovile</text:p>
            <text:p text:style-name="P24">Gerente de Suporte à Produção</text:p>
            <text:p text:style-name="P26">Campinas, SP (Out/2012 – atual)</text:p>
          </table:table-cell>
          <table:table-cell table:style-name="Table1.B35" office:value-type="string">
            <text:p text:style-name="P8">Responsável <text:span text:style-name="T14">pelo</text:span> time de <text:span text:style-name="T6">Suporte à Produção, com 10 pessoas </text:span><text:span text:style-name="T7">e um </text:span><text:span text:style-name="T17">serviço</text:span><text:span text:style-name="T7"> externo para </text:span><text:span text:style-name="T17">atendimento </text:span><text:span text:style-name="T7">24x7. O escopo de atuação do time </text:span><text:span text:style-name="T6">inclui </text:span><text:span text:style-name="T18">(mas não se limita a) </text:span><text:span text:style-name="T6">suporte </text:span><text:span text:style-name="T31">e monitoração das</text:span><text:span text:style-name="T6"> plataformas, aplicações e bancos de dados </text:span><text:span text:style-name="T31">da empresa.</text:span></text:p>
            <text:p text:style-name="P12"><text:span text:style-name="T35">Responsável pelo Suporte a </text:span><text:span text:style-name="T34">um ambiente </text:span><text:span text:style-name="T37">que envia </text:span><text:span text:style-name="T34">cerca de 50 milhões de mensagens </text:span><text:span text:style-name="T37">SMS</text:span><text:span text:style-name="T34">/dia, </text:span><text:span text:style-name="T37">e realiza </text:span><text:span text:style-name="T34">cerca de 20</text:span><text:span text:style-name="T36">-</text:span><text:span text:style-name="T34">30 milhões de tarifações/dia.</text:span></text:p>
            <text:p text:style-name="P9"><text:span text:style-name="T6">Re-estruturação da área, trazendo maior visibilidade e eficiência à mesma, alcançando</text:span> um patamar <text:span text:style-name="T40">mais elevado </text:span>de qualidade em serviços e processos.</text:p>
            <text:p text:style-name="P8"><text:span text:style-name="T6">Criação de </text:span><text:span text:style-name="T7">grupo interno </text:span><text:span text:style-name="T6">de Automação, para </text:span><text:span text:style-name="T30">evoluir e otimizar os processos de suporte</text:span><text:span text:style-name="T6">.</text:span></text:p>
            <text:p text:style-name="P13"><text:span text:style-name="T8">Interação com outras áreas,</text:span> incluindo <text:span text:style-name="T15">N</text:span>egócios,<text:span text:style-name="T8"> </text:span>Desenvolvimento <text:span text:style-name="T15">&amp; </text:span><text:span text:style-name="T16">equipes</text:span><text:span text:style-name="T15"> de suporte em outros países</text:span>, <text:span text:style-name="T15">bem como </text:span><text:span text:style-name="T8">clientes &amp; fornecedores.</text:span></text:p>
          </table:table-cell>
        </table:table-row>
        <table:table-row table:style-name="Table1.17">
          <table:table-cell table:style-name="Table1.A26" office:value-type="string">
            <text:p text:style-name="P21">IBM do Brasil</text:p>
            <text:p text:style-name="P24">Especialista em TI Sênior</text:p>
            <text:p text:style-name="P26">São Paulo, SP (Mar/2011 – Set/2012)</text:p>
          </table:table-cell>
          <table:table-cell table:style-name="Table1.B35" office:value-type="string">
            <text:p text:style-name="P7">Consultor BPM/Especialista WebSphere para diversos clientes, primariamente em soluções BPM baseadas no IBM Business Process Manager e no WebSphere Application Server que o suporta: desde instalação, configuração e análises de desempenho, até resolução de problemas junto com os times de infraestrutura dos clientes.</text:p>
            <text:p text:style-name="P7">Também foi alocado para projetos usando WSRR, Datapower e outras tecnologias adjacentes.</text:p>
          </table:table-cell>
        </table:table-row>
        <table:table-row table:style-name="Table1.18">
          <table:table-cell table:style-name="Table1.A26" office:value-type="string">
            <text:p text:style-name="P22">Cognizant Tech Solutions</text:p>
            <text:p text:style-name="P25">Senior Support Analyst</text:p>
            <text:p text:style-name="P26">São Paulo, SP (Nov/2009 – Mar/2011)</text:p>
          </table:table-cell>
          <table:table-cell table:style-name="Table1.B35" office:value-type="string">
            <text:p text:style-name="P7">Alocado em tempo integral na Avon Cosméticos do Brasil.</text:p>
            <text:p text:style-name="P7">Administrador de <text:span text:style-name="T12">IBM WAS</text:span> v5, 6 e 7, em diferentes ambientes: Solaris, AIX, Linux &amp; Windows.</text:p>
            <text:p text:style-name="P7">Suporte a time de desenvolvimento onshore, near-shore e off-shore.</text:p>
            <text:p text:style-name="P7">Administração Linux e AIX.</text:p>
            <text:p text:style-name="P7">Automatização de administração de servidores em rede.</text:p>
          </table:table-cell>
        </table:table-row>
        <table:table-row table:style-name="Table1.19">
          <table:table-cell table:style-name="Table1.A26" office:value-type="string">
            <text:p text:style-name="P21">IBM do Brasil</text:p>
            <text:p text:style-name="P24">Especialista em TI Sênior</text:p>
            <text:p text:style-name="P24">Hortolândia, SP (Abr/2005 – Nov/2009)</text:p>
          </table:table-cell>
          <table:table-cell table:style-name="Table1.B35" office:value-type="string">
            <text:p text:style-name="P10">Suporte nível 3-4 para aplicações: <text:span text:style-name="T12">IBM WAS </text:span>v5.x, v6.x, v7; WebSphere Portal Server v6.<text:span text:style-name="T32">x</text:span></text:p>
            <text:p text:style-name="P10">Suporte a desenvolvimento em projetos off-shore, <text:span text:style-name="T33">interagindo com times no Brasil, nos EUA, India e Europa.</text:span></text:p>
            <text:p text:style-name="P36">Referência local em WAS no departamento (cerca de 300+ pessoas)</text:p>
            <text:p text:style-name="P7">Admin Team Lead</text:p>
          </table:table-cell>
        </table:table-row>
        <table:table-row table:style-name="Table1.20">
          <table:table-cell table:style-name="Table1.A26" office:value-type="string">
            <text:p text:style-name="P21">Elosoft Informática LTDA</text:p>
            <text:p text:style-name="P24">Consultor J2EE</text:p>
            <text:p text:style-name="P24">Blumenau, SC (Mai/2004 – Abr/2005)</text:p>
          </table:table-cell>
          <table:table-cell table:style-name="Table1.B35" office:value-type="string">
            <text:p text:style-name="P7">Desenvolvimento de sistema J2EE utilizando tecnologia MDA</text:p>
          </table:table-cell>
        </table:table-row>
        <table:table-row table:style-name="Table1.21">
          <table:table-cell table:style-name="Table1.A26" office:value-type="string">
            <text:p text:style-name="P21">Instituto Brasileiro de</text:p>
            <text:p text:style-name="P21">Tecnologia Avançada (IBTA)</text:p>
            <text:p text:style-name="P24">Gerente de Programa de Formação</text:p>
            <text:p text:style-name="P24">São Paulo, SP (Dez/2002 – Mai/2004)</text:p>
          </table:table-cell>
          <table:table-cell table:style-name="Table1.B35" office:value-type="string">
            <text:p text:style-name="P7">Responsável pelas Áreas de Linux (parceria Conectiva), Java (parceria Sun), e-business (parceria IBM, incluindo WebSphere).</text:p>
            <text:p text:style-name="P7">Líder de equipe de 10 pessoas.</text:p>
            <text:p text:style-name="P7">Instrutor dos cursos (entre outros): SUN - SL110 Prog. Java para Iniciantes; SUN - SL275 Ling. de Prog. Java; IBM - WF311 Des. de Servlet &amp; JSP – WSAD v5.x; IBM - WF351 Des. de EJB – WSAD v5; IBM - WF381 Adm. de WebSphere App Server v5</text:p>
            <text:p text:style-name="P7">Coordenador de Treinamentos (Jun/2002 – <text:span text:style-name="T10">Abr</text:span>/200<text:span text:style-name="T10">4</text:span>)</text:p>
            <text:p text:style-name="P7">Instrutor e Conteudista Java e Linux (Dez/2001 – Jun/2002)</text:p>
          </table:table-cell>
        </table:table-row>
        <table:table-row table:style-name="Table1.22">
          <table:table-cell table:style-name="Table1.A26" office:value-type="string">
            <text:p text:style-name="P21">Spectrum Engenharia LTDA</text:p>
            <text:p text:style-name="P24">Analista Pleno</text:p>
            <text:p text:style-name="P24">São Paulo, SP (Abr/2001 - Nov/2001)</text:p>
          </table:table-cell>
          <table:table-cell table:style-name="Table1.B35" office:value-type="string">
            <text:p text:style-name="P7">Integração de sistemas Open-Source para revenda.</text:p>
            <text:p text:style-name="P7">Desenvolvimento J2EE, em plataforma WebLogic.</text:p>
          </table:table-cell>
        </table:table-row>
        <text:soft-page-break/>
        <table:table-row table:style-name="Table1.23">
          <table:table-cell table:style-name="Table1.A26" office:value-type="string">
            <text:p text:style-name="P21">SQA</text:p>
            <text:p text:style-name="P24">Programador J2EE</text:p>
            <text:p text:style-name="P24">São Paulo, SP (Abr/2000 – Mar/2001)</text:p>
          </table:table-cell>
          <table:table-cell table:style-name="Table1.B35" office:value-type="string">
            <text:p text:style-name="P7">Desenvolvimento de soluções J2EE utilizando</text:p>
            <text:p text:style-name="P7">plataforma Inprise (atual Borland)</text:p>
          </table:table-cell>
        </table:table-row>
        <table:table-row table:style-name="Table1.24">
          <table:table-cell table:style-name="Table1.A26" office:value-type="string">
            <text:p text:style-name="P21">Luz Engenharia Financeira</text:p>
            <text:p text:style-name="P24">Programador Delphi e Java</text:p>
            <text:p text:style-name="P24">São Paulo, SP (Out/1999 – Mar/2000)</text:p>
          </table:table-cell>
          <table:table-cell table:style-name="Table1.B35" office:value-type="string">
            <text:p text:style-name="P7">Desenvolvimento <text:span text:style-name="T12">em</text:span> sistema de análise de risco para</text:p>
            <text:p text:style-name="P7">mercado financeiro.</text:p>
          </table:table-cell>
        </table:table-row>
        <table:table-row table:style-name="Table1.25">
          <table:table-cell table:style-name="Table1.A26" office:value-type="string">
            <text:p text:style-name="P21">Laboratório de Sistemas</text:p>
            <text:p text:style-name="P21">Integráveis (LSI-EPUSP)</text:p>
            <text:p text:style-name="P29">Administrador de Sistemas</text:p>
            <text:p text:style-name="P24">São Paulo-SP (Fev/1994 – Out/1999)</text:p>
          </table:table-cell>
          <table:table-cell table:style-name="Table1.B35" office:value-type="string">
            <text:p text:style-name="P7">Administrador de Sistemas, Redes e Segurança, ambientes</text:p>
            <text:p text:style-name="P7">Solaris, IRIX, AIX, Linux (Jun/96 – Out/99)</text:p>
            <text:p text:style-name="P7">Instrutor de Unix – LSI (1997-1999)</text:p>
            <text:p text:style-name="P7">Instrutor de IRIX –<text:span text:style-name="T39"> </text:span><text:span text:style-name="T38">c</text:span>onvênio <text:span text:style-name="T38">com a </text:span>Silicon Graphics do Brasil (1997-1998)</text:p>
            <text:p text:style-name="P7">Estagiário – <text:span text:style-name="T11">S</text:span>istemas de <text:span text:style-name="T11">Processamento P</text:span>aralel<text:span text:style-name="T11">o</text:span> (Fev/1994 – Jun/1996)</text:p>
          </table:table-cell>
        </table:table-row>
        <table:table-row table:style-name="Table1.26">
          <table:table-cell table:style-name="Table1.A26" office:value-type="string">
            <text:p text:style-name="P23"/>
          </table:table-cell>
          <table:table-cell table:style-name="Table1.B32" office:value-type="string">
            <text:p text:style-name="P7"/>
          </table:table-cell>
        </table:table-row>
        <table:table-row table:style-name="Table1.1">
          <table:table-cell table:style-name="Table1.A27" office:value-type="string">
            <text:p text:style-name="P3">Comunidades</text:p>
          </table:table-cell>
          <table:table-cell table:style-name="Table1.B32" office:value-type="string">
            <text:p text:style-name="P15"/>
          </table:table-cell>
        </table:table-row>
        <table:table-row table:style-name="Table1.28">
          <table:table-cell table:style-name="Table1.A29" office:value-type="string">
            <text:p text:style-name="P21">Sociedade de Usuários Java (SouJava)</text:p>
            <text:p text:style-name="P1"><text:a xlink:type="simple" xlink:href="http://www.soujava.org.br/"><text:span text:style-name="T4">http://www.soujava.org.br/</text:span></text:a></text:p>
            <text:p text:style-name="P24">São Paulo, SP (<text:span text:style-name="T21">desde </text:span>Out/1998)</text:p>
          </table:table-cell>
          <table:table-cell table:style-name="Table1.B32" office:value-type="string">
            <text:p text:style-name="P11"><text:span text:style-name="T13">Membro da organização (Out/1998 –</text:span><text:span text:style-name="T19"> </text:span><text:span text:style-name="T20">Jul</text:span><text:span text:style-name="T13">/2002)</text:span></text:p>
            <text:p text:style-name="P7">Administração e suporte em eventos</text:p>
            <text:p text:style-name="P7">Administração do servidor www.soujava.org.br. (Solaris)</text:p>
          </table:table-cell>
        </table:table-row>
        <table:table-row table:style-name="Table1.29">
          <table:table-cell table:style-name="Table1.A29" office:value-type="string">
            <text:p text:style-name="P21">São Paulo Perl Mongers</text:p>
            <text:p text:style-name="P1"><text:a xlink:type="simple" xlink:href="http://sao-paulo.pm.org/"><text:span text:style-name="T4">http://sao-paulo.pm.org/</text:span></text:a></text:p>
            <text:p text:style-name="P24">São Paulo, SP (<text:span text:style-name="T21">desde </text:span>Mai/2008)</text:p>
          </table:table-cell>
          <table:table-cell table:style-name="Table1.B32" office:value-type="string">
            <text:p text:style-name="P7">Líder do grupo <text:span text:style-name="T19">(</text:span>Mai/2011 –<text:span text:style-name="T19"> </text:span>Fev/2013<text:span text:style-name="T19">)</text:span></text:p>
            <text:p text:style-name="P7">Participação na lista de discussão</text:p>
            <text:p text:style-name="P7">Manutenção do site da SP-PM</text:p>
            <text:p text:style-name="P27"><text:span text:style-name="T3">Projeto OpenData-BR</text:span><text:span text:style-name="T9"> (</text:span><text:a xlink:type="simple" xlink:href="http://www.opendatabr.org/"><text:span text:style-name="T9">www.opendatabr.org</text:span></text:a><text:span text:style-name="T9">)</text:span></text:p>
            <text:p text:style-name="P27"><text:span text:style-name="T3">Módulos no CPAN </text:span><text:span text:style-name="T9">(</text:span><text:a xlink:type="simple" xlink:href="http://search.cpan.org/~russoz/"><text:span text:style-name="T9">http://search.cpan.org/~russoz/</text:span></text:a><text:span text:style-name="T9">)</text:span></text:p>
          </table:table-cell>
        </table:table-row>
        <table:table-row table:style-name="Table1.30">
          <table:table-cell table:style-name="Table1.A32" office:value-type="string">
            <text:p text:style-name="P30"/>
          </table:table-cell>
          <table:table-cell table:style-name="Table1.B32" office:value-type="string">
            <text:p text:style-name="P28"/>
          </table:table-cell>
        </table:table-row>
        <table:table-row table:style-name="Table1.1">
          <table:table-cell table:style-name="Table1.A31" office:value-type="string">
            <text:p text:style-name="P3">Certificações</text:p>
          </table:table-cell>
          <table:table-cell table:style-name="Table1.B35" office:value-type="string">
            <text:p text:style-name="P5">IBM Certified System Administrator – WAS ND 6.0</text:p>
            <text:p text:style-name="P16">Obtida em 29 de novembro de 2005</text:p>
            <text:p text:style-name="P17"/>
            <text:p text:style-name="P5">Application Dev. with IBM WebSphere Studio, V5.0</text:p>
            <text:p text:style-name="P16">Obtida em 18 de Março de 2004</text:p>
            <text:p text:style-name="P16"/>
            <text:p text:style-name="P5">Sun Certified Web Component Dev. for J2EE 1.3</text:p>
            <text:p text:style-name="P16">Obtida em 19 de Março de 2004</text:p>
            <text:p text:style-name="P16"/>
            <text:p text:style-name="P5">Sun Certified Java Programmer for Java 1.4</text:p>
            <text:p text:style-name="P16">Obtida em 31 de Julho de 2003</text:p>
            <text:p text:style-name="P16"/>
            <text:p text:style-name="P5">Linux Professional Institute Certification Level 2</text:p>
            <text:p text:style-name="P16">Obtida em 30 de Junho de 2003</text:p>
            <text:p text:style-name="P16"/>
            <text:p text:style-name="P14">Linux Professional Institute Certification Level 1</text:p>
            <text:p text:style-name="P16">Obtida em 23 de Outubro de 2002</text:p>
          </table:table-cell>
        </table:table-row>
        <table:table-row table:style-name="Table1.32">
          <table:table-cell table:style-name="Table1.A32" office:value-type="string">
            <text:p text:style-name="P4"/>
          </table:table-cell>
          <table:table-cell table:style-name="Table1.B32" office:value-type="string">
            <text:p text:style-name="P18"/>
          </table:table-cell>
        </table:table-row>
        <table:table-row table:style-name="Table1.1">
          <table:table-cell table:style-name="Table1.A7" office:value-type="string">
            <text:p text:style-name="P3">Formação Acadêmica</text:p>
          </table:table-cell>
          <table:table-cell table:style-name="Table1.B35" office:value-type="string">
            <text:p text:style-name="P19"/>
          </table:table-cell>
        </table:table-row>
        <table:table-row table:style-name="Table1.34">
          <table:table-cell table:style-name="Table1.A35" office:value-type="string">
            <text:p text:style-name="P20">Superior Completo<text:span text:style-name="T10"> (2009)</text:span></text:p>
          </table:table-cell>
          <table:table-cell table:style-name="Table1.B35" office:value-type="string">
            <text:p text:style-name="P5">Gestão de Negócios na Pequena e Média Empresa</text:p>
            <text:p text:style-name="P16">Universidade Anhembi-Morumbi, São Paulo, SP</text:p>
          </table:table-cell>
        </table:table-row>
        <table:table-row table:style-name="Table1.35">
          <table:table-cell table:style-name="Table1.A35" office:value-type="string">
            <text:p text:style-name="P20">Superior Incompleto</text:p>
          </table:table-cell>
          <table:table-cell table:style-name="Table1.B35" office:value-type="string">
            <text:p text:style-name="P33">Ciência da Computação</text:p>
            <text:p text:style-name="P16">Instituto de Matemática e Estatística da USP, São Paulo, SP</text:p>
          </table:table-cell>
        </table:table-row>
        <table:table-row table:style-name="Table1.36">
          <table:table-cell table:style-name="Table1.A36" office:value-type="string">
            <text:p text:style-name="P20">2<text:span text:style-name="T5">o.</text:span> grau <text:span text:style-name="T10">(1992)</text:span></text:p>
          </table:table-cell>
          <table:table-cell table:style-name="Table1.B36" office:value-type="string">
            <text:p text:style-name="P34">Colégio Marista de Brasília, Brasília, DF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Arial Black" svg:font-family="'Arial Black'" style:font-pitch="variable"/>
    <style:font-face style:name="Atavyros" svg:font-family="Atavyros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vertical-align="top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Última versão disponível em: </text:span><text:a xlink:type="simple" xlink:href="https://github.com/russoz/CV"><text:span text:style-name="MT1">https://github.com/russoz/CV</text:span></text:a><text:span text:style-name="MT1"><text:tab/><text:tab/></text:span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Alexei Znamensky</meta:initial-creator>
    <meta:creation-date>2008-11-28T20:23:56</meta:creation-date>
    <dc:date>2013-09-18T02:43:34</dc:date>
    <meta:editing-cycles>90</meta:editing-cycles>
    <meta:editing-duration>PT9H45M27S</meta:editing-duration>
    <meta:document-statistic meta:table-count="1" meta:image-count="0" meta:object-count="0" meta:page-count="3" meta:paragraph-count="148" meta:word-count="947" meta:character-count="6441" meta:non-whitespace-character-count="5641"/>
    <meta:user-defined meta:name="Info 1"/>
    <meta:user-defined meta:name="Info 2"/>
    <meta:user-defined meta:name="Info 3"/>
    <meta:user-defined meta:name="Info 4"/>
  </office:meta>
</office:document-meta>
</file>